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193f0" officeooo:paragraph-rsid="002c3f2b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d5ec1" officeooo:paragraph-rsid="001d5ec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21f0e" officeooo:paragraph-rsid="00221f0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70b81" officeooo:paragraph-rsid="00270b8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9cfdc" officeooo:paragraph-rsid="0029cfd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c3f2b" officeooo:paragraph-rsid="002caf2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3e653" officeooo:paragraph-rsid="0023e65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21f0e" officeooo:paragraph-rsid="002399c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21f0e" officeooo:paragraph-rsid="002d2a2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849cb" officeooo:paragraph-rsid="002849c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8a46a" officeooo:paragraph-rsid="0028a46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70b81" officeooo:paragraph-rsid="00270b8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d2a26" officeooo:paragraph-rsid="002d2a2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e4d77" officeooo:paragraph-rsid="0031e88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weight="bold" officeooo:rsid="001ca949" officeooo:paragraph-rsid="001ca949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1ca949" officeooo:paragraph-rsid="001ca949"/>
    </style:style>
    <style:style style:name="P17" style:family="paragraph" style:parent-style-name="Standard">
      <style:paragraph-properties fo:text-align="justify" style:justify-single-word="false"/>
      <style:text-properties officeooo:rsid="001ca949" officeooo:paragraph-rsid="001e76e4"/>
    </style:style>
    <style:style style:name="P18" style:family="paragraph" style:parent-style-name="Standard">
      <style:paragraph-properties fo:text-align="justify" style:justify-single-word="false"/>
      <style:text-properties officeooo:paragraph-rsid="0025bb33"/>
    </style:style>
    <style:style style:name="P19" style:family="paragraph" style:parent-style-name="Standard">
      <style:paragraph-properties fo:text-align="justify" style:justify-single-word="false"/>
      <style:text-properties officeooo:paragraph-rsid="002105bd"/>
    </style:style>
    <style:style style:name="P20" style:family="paragraph" style:parent-style-name="Standard">
      <style:paragraph-properties fo:text-align="justify" style:justify-single-word="false"/>
      <style:text-properties officeooo:rsid="002105bd" officeooo:paragraph-rsid="002193f0"/>
    </style:style>
    <style:style style:name="P21" style:family="paragraph" style:parent-style-name="Standard">
      <style:paragraph-properties fo:text-align="justify" style:justify-single-word="false"/>
      <style:text-properties officeooo:rsid="002105bd" officeooo:paragraph-rsid="002105bd"/>
    </style:style>
    <style:style style:name="P22" style:family="paragraph" style:parent-style-name="Standard">
      <style:paragraph-properties fo:text-align="justify" style:justify-single-word="false"/>
      <style:text-properties officeooo:rsid="002199ce" officeooo:paragraph-rsid="002199ce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caf21" officeooo:paragraph-rsid="002caf2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8a46a" officeooo:paragraph-rsid="0028a46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e4d77" officeooo:paragraph-rsid="0031e88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e4d77" officeooo:paragraph-rsid="00342506" style:font-weight-asian="normal" style:font-weight-complex="normal"/>
    </style:style>
    <style:style style:name="T1" style:family="text">
      <style:text-properties officeooo:rsid="001ca949"/>
    </style:style>
    <style:style style:name="T2" style:family="text">
      <style:text-properties officeooo:rsid="001d5ec1"/>
    </style:style>
    <style:style style:name="T3" style:family="text">
      <style:text-properties officeooo:rsid="001e76e4"/>
    </style:style>
    <style:style style:name="T4" style:family="text">
      <style:text-properties officeooo:rsid="0021a0ed"/>
    </style:style>
    <style:style style:name="T5" style:family="text">
      <style:text-properties officeooo:rsid="00221f0e"/>
    </style:style>
    <style:style style:name="T6" style:family="text">
      <style:text-properties officeooo:rsid="002399c1"/>
    </style:style>
    <style:style style:name="T7" style:family="text">
      <style:text-properties officeooo:rsid="0023e653"/>
    </style:style>
    <style:style style:name="T8" style:family="text">
      <style:text-properties officeooo:rsid="0025bb33"/>
    </style:style>
    <style:style style:name="T9" style:family="text">
      <style:text-properties officeooo:rsid="002849cb"/>
    </style:style>
    <style:style style:name="T10" style:family="text">
      <style:text-properties officeooo:rsid="0028a46a"/>
    </style:style>
    <style:style style:name="T11" style:family="text">
      <style:text-properties officeooo:rsid="0029cfdc"/>
    </style:style>
    <style:style style:name="T12" style:family="text">
      <style:text-properties officeooo:rsid="002a50e7"/>
    </style:style>
    <style:style style:name="T13" style:family="text">
      <style:text-properties officeooo:rsid="002c3f2b"/>
    </style:style>
    <style:style style:name="T14" style:family="text">
      <style:text-properties officeooo:rsid="002caf21"/>
    </style:style>
    <style:style style:name="T15" style:family="text">
      <style:text-properties officeooo:rsid="002d2a26"/>
    </style:style>
    <style:style style:name="T16" style:family="text">
      <style:text-properties officeooo:rsid="002e4d77"/>
    </style:style>
    <style:style style:name="T17" style:family="text">
      <style:text-properties officeooo:rsid="00303c49"/>
    </style:style>
    <style:style style:name="T18" style:family="text">
      <style:text-properties fo:font-style="italic" officeooo:rsid="00303c49" style:font-style-asian="italic" style:font-style-complex="italic"/>
    </style:style>
    <style:style style:name="T19" style:family="text">
      <style:text-properties fo:font-style="italic" officeooo:rsid="0031e883" style:font-style-asian="italic" style:font-style-complex="italic"/>
    </style:style>
    <style:style style:name="T20" style:family="text">
      <style:text-properties fo:font-style="italic" officeooo:rsid="0037ae32" style:font-style-asian="italic" style:font-style-complex="italic"/>
    </style:style>
    <style:style style:name="T21" style:family="text">
      <style:text-properties fo:font-style="normal" officeooo:rsid="00303c49" style:font-style-asian="normal" style:font-style-complex="normal"/>
    </style:style>
    <style:style style:name="T22" style:family="text">
      <style:text-properties fo:font-style="normal" officeooo:rsid="0031e883" style:font-style-asian="normal" style:font-style-complex="normal"/>
    </style:style>
    <style:style style:name="T23" style:family="text">
      <style:text-properties fo:font-style="normal" officeooo:rsid="0035cde5" style:font-style-asian="normal" style:font-style-complex="normal"/>
    </style:style>
    <style:style style:name="T24" style:family="text">
      <style:text-properties fo:font-style="normal" officeooo:rsid="0036670c" style:font-style-asian="normal" style:font-style-complex="normal"/>
    </style:style>
    <style:style style:name="T25" style:family="text">
      <style:text-properties fo:font-style="normal" officeooo:rsid="0037ae32" style:font-style-asian="normal" style:font-style-complex="normal"/>
    </style:style>
    <style:style style:name="T26" style:family="text">
      <style:text-properties officeooo:rsid="00270b81"/>
    </style:style>
    <style:style style:name="T27" style:family="text">
      <style:text-properties officeooo:rsid="0031e883"/>
    </style:style>
    <style:style style:name="T28" style:family="text">
      <style:text-properties officeooo:rsid="00342506"/>
    </style:style>
    <style:style style:name="T29" style:family="text">
      <style:text-properties officeooo:rsid="0035cde5"/>
    </style:style>
    <style:style style:name="T30" style:family="text">
      <style:text-properties officeooo:rsid="0036670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edador<text:span text:style-name="T7">es</text:span> para enxames de particulas.</text:p>
      <text:p text:style-name="P16"/>
      <text:p text:style-name="P2">Contextualização</text:p>
      <text:p text:style-name="P18"><text:span text:style-name="T8">Pesquisadores que utilizam algoritmos bioinspirados, regularmente precisam de um grande número de rodadas para se alcançar um resultado satisfatório, </text:span>isso acontece,<text:span text:style-name="T1"> geralmente por dois fatores a saber; devido a própria natureza do algoritmo e a velocidade com que estes convergem a um mínimo local (se o problema for de minimização).</text:span></text:p>
      <text:p text:style-name="P19"><text:span text:style-name="T12">Uma série de animais sociais como abelhas, peixes, formigas, são utilizados em seus coletivos mais popularmente chamados de enxame de partículas, inspiraram esses algoritmos que, </text:span>baseados em características do comportamento <text:span text:style-name="T12">desses enxames, cardumes, etc</text:span>, movimentam-se pelos espaços de busca a procura a fim de <text:span text:style-name="T12">uma solução plausível que esteja próxima da solução ideal</text:span>.</text:p>
      <text:p text:style-name="P20"/>
      <text:p text:style-name="P1">As partículas nesses enxames são simples; não têm nenhum tipo de aprendizado, nem informação do ambiente, sendo assim, a medida que cada partícula avança no espaço de busca a comunicação entre elas é <text:span text:style-name="T12">o </text:span>que permite guiar o enxame para locais mais promissores. O movimento do enxame, portanto, é influenciado pelos ganhos locais de algumas partículas com posicionamento “mais favorável”. É neste momento que alguns algoritmos bioinspirados acometem em “erros”, chamados de ótimos locais, parando prematuramente <text:span text:style-name="T12">o enxame, consequentemente</text:span> a busca, em detrimento de um <text:span text:style-name="T12">solução (ótimo)</text:span> global. </text:p>
      <text:p text:style-name="P22"><text:span text:style-name="T12">Por outro lado esta</text:span> característica dos <text:span text:style-name="T12">enxames de partículas </text:span>encontrarem <text:span text:style-name="T13">algumas</text:span> <text:span text:style-name="T12">soluções</text:span> locais é vista <text:span text:style-name="T4">como</text:span> positiva, pois, haverá um bom resultado encontrado <text:span text:style-name="T4">provavelmente </text:span>próximo ao melhor dos resultados <text:span text:style-name="T12">(ótimo global)</text:span>, <text:span text:style-name="T13">mas se comparado </text:span>ao<text:span text:style-name="T13">s </text:span>algoritmos da <text:span text:style-name="T4">baseados </text:span>heurísticas <text:span text:style-name="T4">tradicionais o resultado ótimo pode nunca ser encontrado.</text:span></text:p>
      <text:p text:style-name="P21"/>
      <text:p text:style-name="P2">Objetivo</text:p>
      <text:p text:style-name="P23">Para tentar mitigar a parada prematura dos algoritmos bioinspirados propomos uma solução igualmente inspirada bioinspirada. </text:p>
      <text:p text:style-name="P6">Na natureza para cada enxames, cada cardume (e outros animais sociais) existe <text:span text:style-name="T14">um tipo de </text:span><text:s/>predador. Os predadores têm um papel importante, eles mantém saudável os exames, se alimentando dos animais mais lentos (e até doentes) que via de regra, prejudicam o sa<text:span text:style-name="T14">úde do grupo.</text:span></text:p>
      <text:p text:style-name="P17"><text:span text:style-name="T14">Nosso </text:span>objetivo <text:span text:style-name="T14">é de</text:span> propor <text:span text:style-name="T14">um</text:span> predador <text:span text:style-name="T3">(ou partículas </text:span><text:s/><text:span text:style-name="T3">predadoras)</text:span> aos algoritmos de enxames mais <text:span text:style-name="T3">conhecidos,</text:span> resumidamente ao<text:span text:style-name="T2"> algoritmo</text:span> FSS (Fish School Search), ao PSO (Particle Swarm Optimization) ao ABC (Artificial Bee Colony) e ao ACO (Ant Colony Optimization), <text:span text:style-name="T14">contudo </text:span>desenvolver uma técnica <text:span text:style-name="T5">unificada, um padrão de comportamento unificado para o predador</text:span> <text:span text:style-name="T14">e que possa ser utilizada nos algoritmos de exames bioinspirados requer unificar os padrões de comportamento destes.</text:span></text:p>
      <text:p text:style-name="P16"/>
      <text:p text:style-name="P3">Perseguição <text:span text:style-name="T7">(chasing behavior)</text:span> e Forrageamento <text:span text:style-name="T8">(foraging behavior)</text:span></text:p>
      <text:p text:style-name="P3"/>
      <text:p text:style-name="P7">Forrageamento é a saída do animal a procura de alimento. Outros sinônimos <text:span text:style-name="T9">para forrageamento são:</text:span> cortar, procurar, ceifar, remexe<text:span text:style-name="T10">r.</text:span></text:p>
      <text:p text:style-name="P9">Na natureza um predador <text:span text:style-name="T10">forrageia até encontrar a(s) presa(s). Para isto ele </text:span>persegue-<text:span text:style-name="T10">a utilizando seus atributos característicos até lograr exito</text:span>. </text:p>
      <text:p text:style-name="P9">No entanto, o predador <text:span text:style-name="T10">não persegue qualquer presa, ele</text:span> seleciona <text:span text:style-name="T10">uma </text:span>com <text:span text:style-name="T6">base no</text:span> que <text:span text:style-name="T6">esta</text:span> lhe trará maiores ganhos, <text:span text:style-name="T6">ou, o menor esforço necessário para abater esta presa</text:span>. <text:span text:style-name="T15">Sendo assim ao escolher a presa </text:span>“favorita”<text:span text:style-name="T6"> o predador </text:span>persegue-a, <text:span text:style-name="T10">com toda sua energia, contudo, nem sempre consegue</text:span> <text:span text:style-name="T6">o resultado esperado.</text:span></text:p>
      <text:p text:style-name="P10">Outra característica de um predador é sua velocidade. A velocidade pode ser compreendida como o menor tempo possível a ser empregado pelo predador para alcançar sua presa antes que esta fuja. Para isso o predador desencadeará uma perseguição, empregando toda sua força, <text:span text:style-name="T10">características como </text:span>explosão muscular <text:span text:style-name="T10">de alguns predadores</text:span> <text:span text:style-name="T10">poderá ser decisiva </text:span>para chegar até a presa e neutralizá-la.</text:p>
      <text:p text:style-name="P13"><text:soft-page-break/>Propomos predador que consiga abater a presa escolhida, para com isso, mudar o comportamento do enxame quando este “se perde” em ótimos locais.</text:p>
      <text:p text:style-name="P8"/>
      <text:p text:style-name="P4"/>
      <text:p text:style-name="P4"><text:span text:style-name="T28">Resumo sobre o</text:span> algoritmo FSS</text:p>
      <text:p text:style-name="P4"/>
      <text:p text:style-name="P11">O algoritmo de busca por cardume de peixe<text:span text:style-name="T15">s</text:span> proposto por Bastos Filho e Lima Neto em 2007, <text:span text:style-name="T15">e</text:span>m sua versão básica é um algoritmo de otimização unimodal. <text:span text:style-name="T15">Ele é um algoritmo</text:span> inspirado no comportamento coletivo de cardume de peixes. Os mecanismos de <text:span text:style-name="T15">alimentação</text:span> e moviment<text:span text:style-name="T16">ação</text:span> coordenado são usados para criar inspiração <text:span text:style-name="T11">dos operadores de busca.</text:span></text:p>
      <text:p text:style-name="P26"><text:span text:style-name="T28">O operador de movimento do FSS, a saber</text:span>: <draw:frame draw:style-name="fr1" draw:name="Objeto1" text:anchor-type="as-char" svg:y="-0.386cm" svg:width="6.068cm" svg:height="0.542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26">onde o</text:span><text:span text:style-name="T26"><draw:frame draw:style-name="fr1" draw:name="Objeto2" text:anchor-type="as-char" svg:y="-0.386cm" svg:width="1.508cm" svg:height="0.54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26">e </text:span><text:span text:style-name="T26"><draw:frame draw:style-name="fr1" draw:name="Objeto3" text:anchor-type="as-char" svg:y="-0.386cm" svg:width="1.007cm" svg:height="0.542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6">representam a posição do peixe </text:span><text:span text:style-name="T18">i </text:span><text:span text:style-name="T21">antes e após o movimento individual, </text:span><text:span text:style-name="T18">rand(-1, 1) </text:span><text:span text:style-name="T21">é um número aleatório distribuído uniformemente variando de -1 a 1, </text:span><text:span text:style-name="T21"><draw:frame draw:style-name="fr1" draw:name="Objeto4" text:anchor-type="as-char" svg:y="-0.377cm" svg:width="1.242cm" svg:height="0.531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1">é um parâmetro que define o deslocamento máximo para esse movimento.</text:span></text:p>
      <text:p text:style-name="P13">A medida que o cardume se movimenta pelo espaço de busca alguns peixes aumentam de peso e influenciam o comportamento do cardume. Contudo, se prematura, a busca pode terminar sem que tenha sido encontrado o ótimo global. </text:p>
      <text:p text:style-name="P11"/>
      <text:p text:style-name="P5">Um predador para o FSS</text:p>
      <text:p text:style-name="P4"/>
      <text:p text:style-name="P14">O predador para o FSS <text:span text:style-name="T29">proposto </text:span>teria as seguintes características: perseguir o peixe mais bem alimentado <text:span text:style-name="T29">caso</text:span> a busca terminar prematuramente. A técnica de forrageamento <text:span text:style-name="T29">sugerida para </text:span>este predador está baseada na equação do movimento <text:span text:style-name="T29">individual do</text:span> <text:span text:style-name="T17">FSS.</text:span><text:span text:style-name="T21"> </text:span><text:span text:style-name="T22">Nosso predador deverá perseguir uma determinada presa </text:span><text:span text:style-name="T23">(a mais bem alimentada)</text:span><text:span text:style-name="T22">, portanto o perseguição, </text:span><text:span text:style-name="T24">não seria </text:span><text:span text:style-name="T22"><text:s/>necessitaria </text:span><text:span text:style-name="T24">a parte </text:span><text:span text:style-name="T18">rand(-1, 1), </text:span><text:span text:style-name="T25">somente o</text:span><text:span text:style-name="T19"> </text:span><draw:frame draw:style-name="fr1" draw:name="Objeto5" text:anchor-type="as-char" svg:y="-0.377cm" svg:width="1.242cm" svg:height="0.531cm" draw:z-index="0"><draw:object xlink:href="./Object 5" xlink:type="simple" xlink:show="embed" xlink:actuate="onLoad"/><draw:image xlink:href="./ObjectReplacements/Object 5" xlink:type="simple" xlink:show="embed" xlink:actuate="onLoad"/><svg:desc>fórmula</svg:desc></draw:frame>. <text:span text:style-name="T30">O predador vai direto ao ponto.</text:span></text:p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4:39:45.937926722</meta:creation-date>
    <dc:date>2020-03-18T22:38:40.546841290</dc:date>
    <meta:editing-duration>PT1H43M43S</meta:editing-duration>
    <meta:editing-cycles>17</meta:editing-cycles>
    <meta:generator>LibreOffice/6.0.7.3$Linux_X86_64 LibreOffice_project/00m0$Build-3</meta:generator>
    <meta:document-statistic meta:table-count="0" meta:image-count="0" meta:object-count="5" meta:page-count="2" meta:paragraph-count="22" meta:word-count="768" meta:character-count="5076" meta:non-whitespace-character-count="4323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x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 mathvariant="italic">rand</mi>
      </mrow>
      <mrow>
        <mo fence="true" stretchy="false">(</mo>
        <mrow>
          <mrow>
            <mrow>
              <mo stretchy="false">−</mo>
              <mn>1,</mn>
            </mrow>
            <mn>1</mn>
          </mrow>
        </mrow>
        <mo fence="true" stretchy="false">)</mo>
      </mrow>
      <msub>
        <mi mathvariant="italic">step</mi>
        <mi mathvariant="italic">ind</mi>
      </msub>
    </mrow>
    <annotation encoding="StarMath 5.0">x_i ( t + 1 ) = x_i ( t ) +  rand(-1, 1) step_ind</annotation>
  </semantics>
</math>
</file>

<file path=Object 2/content.xml><?xml version="1.0" encoding="utf-8"?>
<math xmlns="http://www.w3.org/1998/Math/MathML" display="block">
  <semantics>
    <mrow>
      <msub>
        <mi>x</mi>
        <mi>i</mi>
      </msub>
      <mrow>
        <mo fence="true" stretchy="false">(</mo>
        <mrow>
          <mrow>
            <mi>t</mi>
            <mo stretchy="false">+</mo>
            <mn>1</mn>
          </mrow>
        </mrow>
        <mo fence="true" stretchy="false">)</mo>
      </mrow>
    </mrow>
    <annotation encoding="StarMath 5.0">x_i ( t + 1 )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row>
        <mo fence="true" stretchy="false">(</mo>
        <mrow>
          <mi>t</mi>
        </mrow>
        <mo fence="true" stretchy="false">)</mo>
      </mrow>
    </mrow>
    <annotation encoding="StarMath 5.0">x_i ( t )</annotation>
  </semantics>
</math>
</file>

<file path=Object 4/content.xml><?xml version="1.0" encoding="utf-8"?>
<math xmlns="http://www.w3.org/1998/Math/MathML" display="block">
  <semantics>
    <msub>
      <mi mathvariant="italic">step</mi>
      <mi mathvariant="italic">ind</mi>
    </msub>
    <annotation encoding="StarMath 5.0">step_ind</annotation>
  </semantics>
</math>
</file>

<file path=Object 5/content.xml><?xml version="1.0" encoding="utf-8"?>
<math xmlns="http://www.w3.org/1998/Math/MathML" display="block">
  <semantics>
    <msub>
      <mi mathvariant="italic">step</mi>
      <mi mathvariant="italic">ind</mi>
    </msub>
    <annotation encoding="StarMath 5.0">step_ind</annotation>
  </semantics>
</math>
</file>